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fc5" officeooo:paragraph-rsid="001d6fc5"/>
    </style:style>
    <style:style style:name="P2" style:family="paragraph" style:parent-style-name="Standard">
      <style:paragraph-properties fo:text-align="center" style:justify-single-word="false"/>
      <style:text-properties officeooo:rsid="001d6fc5" officeooo:paragraph-rsid="001d6f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n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1:12:17.958030220</meta:creation-date>
    <dc:date>2023-05-22T01:27:56.476908898</dc:date>
    <meta:editing-duration>PT11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